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O8601DateFormat.format( Date date , StringBuffer sbuf , FieldPosition fieldPosition )</text:p>
          </table:table-cell>
          <table:table-cell office:value-type="float" office:value="20">
            <text:p text:style-name="Table_20_Contents">20</text:p>
          </table:table-cell>
          <table:table-cell office:value-type="float" office:value="10">
            <text:p text:style-name="Table_20_Contents">10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ISO8601DateFormat.ISO8601DateForma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SO8601DateFormat.parse( java . lang . String s , ParsePosition p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O8601DateFormat.ISO8601DateFormat( TimeZone timeZo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